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ffffff" style:font-name="Segoe UI" fo:font-size="26pt" fo:text-shadow="1pt 1pt" style:font-size-asian="26pt" style:font-size-complex="26pt"/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color="#ffffff" style:font-name="Segoe UI" fo:font-size="26pt" fo:text-shadow="1pt 1pt" style:font-size-asian="26pt" style:font-size-complex="26pt"/>
    </style:style>
    <style:style style:name="P5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6" style:family="paragraph">
      <loext:graphic-properties draw:fill-color="#ffffff"/>
    </style:style>
    <style:style style:name="P7" style:family="paragraph">
      <style:text-properties fo:color="#ffffff" style:font-name="Segoe UI" fo:font-size="32pt" fo:text-shadow="1pt 1pt" style:font-size-asian="32pt" style:font-size-complex="32pt"/>
    </style:style>
    <style:style style:name="P8" style:family="paragraph">
      <loext:graphic-properties draw:fill="none" draw:fill-color="#ffffff"/>
      <style:text-properties fo:color="#ffffff" style:font-name="Segoe UI" fo:font-size="32pt" fo:text-shadow="1pt 1pt" style:font-size-asian="32pt" style:font-size-complex="32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ffffff" style:font-name="Segoe UI" fo:font-size="28pt" fo:font-style="italic" fo:text-shadow="1pt 1pt" style:font-size-asian="28pt" style:font-style-asian="italic" style:font-size-complex="28pt" style:font-style-complex="italic"/>
    </style:style>
    <style:style style:name="T3" style:family="text">
      <style:text-properties fo:color="#ffffff" style:font-name="Segoe UI" fo:font-size="32pt" fo:text-shadow="1pt 1pt" style:font-size-asian="32pt" style:font-size-complex="32pt"/>
    </style:style>
    <style:style style:name="T4" style:family="text">
      <style:text-properties fo:color="#ffffff" style:text-position="super 58%" style:font-name="Segoe UI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892cm" svg:height="2.774cm" svg:x="1.778cm" svg:y="0.254cm">
          <draw:text-box>
            <text:p text:style-name="P1"><text:span text:style-name="T1">Epistle Reading</text:span></text:p>
            <text:p text:style-name="P1"><text:span text:style-name="T2">Hebrews 3:1-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5" draw:layer="layout" svg:width="25.146cm" svg:height="7.766cm" svg:x="1.524cm" svg:y="0.254cm">
          <draw:text-box>
            <text:p text:style-name="P4"><text:span text:style-name="T3">Therefore, holy brothers,</text:span><text:span text:style-name="T4">1</text:span><text:span text:style-name="T3"> <text:s/>you who share in a heavenly calling, consider Jesus, the apostle and high priest of our confession,</text:span></text:p>
            <text:p text:style-name="P4"><text:span text:style-name="T4">2</text:span><text:span text:style-name="T3"> who was faithful to him who appointed him, just as Moses also was faithful in all God's hous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5" draw:layer="layout" svg:width="25.146cm" svg:height="6.263cm" svg:x="1.524cm" svg:y="0.254cm">
          <draw:text-box>
            <text:p text:style-name="P4"><text:span text:style-name="T4">3</text:span><text:span text:style-name="T3"> For Jesus has been counted worthy of more glory than Moses—as much more glory as the builder of a house has more honor than the house itself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8" draw:layer="layout" svg:width="25.146cm" svg:height="7.766cm" svg:x="1.524cm" svg:y="0.254cm">
          <draw:text-box>
            <text:p text:style-name="P7"><text:span text:style-name="T4">4</text:span><text:span text:style-name="T3"> (For every house is built by someone, but the builder of all things is God.)</text:span></text:p>
            <text:p text:style-name="P7"><text:span text:style-name="T4">5</text:span><text:span text:style-name="T3"> Now Moses was faithful in all God's house was a servant, to testify to the things that were to be spoken later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8" draw:layer="layout" svg:width="25.146cm" svg:height="4.76cm" svg:x="1.524cm" svg:y="0.254cm">
          <draw:text-box>
            <text:p text:style-name="P7"><text:span text:style-name="T4">6</text:span><text:span text:style-name="T3"> but Christ is faithful over God's house as a son. And we are his house if indeed we hold fast our confidence and our boasting in our hop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3T11:23:59.113000000</meta:creation-date>
    <dc:date>2016-02-03T11:34:37.081000000</dc:date>
    <meta:editing-duration>PT10M37S</meta:editing-duration>
    <meta:editing-cycles>2</meta:editing-cycles>
    <meta:generator>LibreOffice/5.0.4.2$Windows_x86 LibreOffice_project/2b9802c1994aa0b7dc6079e128979269cf95bc78</meta:generator>
    <meta:document-statistic meta:object-count="36"/>
  </office:meta>
</office:document-meta>
</file>